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6.435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112cm"/>
    </style:style>
    <style:style style:name="co9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19.071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2.05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2.813cm"/>
    </style:style>
    <style:style style:name="co18" style:family="table-column">
      <style:table-column-properties fo:break-before="auto" style:column-width="1.261cm"/>
    </style:style>
    <style:style style:name="co19" style:family="table-column">
      <style:table-column-properties fo:break-before="auto" style:column-width="7.652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ll_intersec_real_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nf_numero</text:p>
          </table:table-cell>
          <table:table-cell office:value-type="string" calcext:value-type="string">
            <text:p>nf_item</text:p>
          </table:table-cell>
          <table:table-cell table:style-name="Default" office:value-type="string" calcext:value-type="string">
            <text:p>nf_datahora</text:p>
          </table:table-cell>
          <table:table-cell office:value-type="string" calcext:value-type="string">
            <text:p>nf_timestamp</text:p>
          </table:table-cell>
          <table:table-cell office:value-type="string" calcext:value-type="string">
            <text:p>nf_valor_total</text:p>
          </table:table-cell>
          <table:table-cell office:value-type="string" calcext:value-type="string">
            <text:p>emit_nome</text:p>
          </table:table-cell>
          <table:table-cell office:value-type="string" calcext:value-type="string">
            <text:p>emit_cnpj</text:p>
          </table:table-cell>
          <table:table-cell office:value-type="string" calcext:value-type="string">
            <text:p>emit_bairro</text:p>
          </table:table-cell>
          <table:table-cell office:value-type="string" calcext:value-type="string">
            <text:p>emit_municipio</text:p>
          </table:table-cell>
          <table:table-cell office:value-type="string" calcext:value-type="string">
            <text:p>emit_cep</text:p>
          </table:table-cell>
          <table:table-cell office:value-type="string" calcext:value-type="string">
            <text:p>emit_lat</text:p>
          </table:table-cell>
          <table:table-cell office:value-type="string" calcext:value-type="string">
            <text:p>emit_long</text:p>
          </table:table-cell>
          <table:table-cell office:value-type="string" calcext:value-type="string">
            <text:p>prod_desc</text:p>
          </table:table-cell>
          <table:table-cell office:value-type="string" calcext:value-type="string">
            <text:p>prod_ncm</text:p>
          </table:table-cell>
          <table:table-cell office:value-type="string" calcext:value-type="string">
            <text:p>prod_cfop</text:p>
          </table:table-cell>
          <table:table-cell office:value-type="string" calcext:value-type="string">
            <text:p>prod_quant</text:p>
          </table:table-cell>
          <table:table-cell office:value-type="string" calcext:value-type="string">
            <text:p>prod_unid</text:p>
          </table:table-cell>
          <table:table-cell office:value-type="string" calcext:value-type="string">
            <text:p>prod_valor_unit</text:p>
          </table:table-cell>
          <table:table-cell office:value-type="string" calcext:value-type="string">
            <text:p>prod_valor_total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comentário</text:p>
          </table:table-cell>
          <table:table-cell office:value-type="string" calcext:value-type="string">
            <text:p>importante</text:p>
          </table:table-cell>
        </table:table-row>
        <table:table-row table:style-name="ro1">
          <table:table-cell office:value-type="float" office:value="443067" calcext:value-type="float">
            <text:p>443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9 18:13:48</text:p>
          </table:table-cell>
          <table:table-cell office:value-type="float" office:value="1472494428" calcext:value-type="float">
            <text:p>1472494428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ati,donaduzzi e cia ltda</text:p>
          </table:table-cell>
          <table:table-cell office:value-type="float" office:value="73856593000166" calcext:value-type="float">
            <text:p>73856593000166</text:p>
          </table:table-cell>
          <table:table-cell office:value-type="string" calcext:value-type="string">
            <text:p>c ind nilton arruda</text:p>
          </table:table-cell>
          <table:table-cell office:value-type="string" calcext:value-type="string">
            <text:p>toledo</text:p>
          </table:table-cell>
          <table:table-cell office:value-type="float" office:value="85903630" calcext:value-type="float">
            <text:p>85903630</text:p>
          </table:table-cell>
          <table:table-cell office:value-type="string" calcext:value-type="string">
            <text:p>-22.7433969</text:p>
          </table:table-cell>
          <table:table-cell office:value-type="string" calcext:value-type="string">
            <text:p>-46.3735044</text:p>
          </table:table-cell>
          <table:table-cell office:value-type="string" calcext:value-type="string">
            <text:p>- simeticona 40mg 30x20 cps-vp / gen d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2.0</text:p>
          </table:table-cell>
          <table:table-cell office:value-type="float" office:value="76294" calcext:value-type="float">
            <text:p>76294</text:p>
          </table:table-cell>
          <table:table-cell office:value-type="string" calcext:value-type="string">
            <text:p>Valor mais baixo que todos os demais, quantidade mais baixa do que os registros do mesmo grup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468" calcext:value-type="float">
            <text:p>63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6 10:30:14</text:p>
          </table:table-cell>
          <table:table-cell office:value-type="float" office:value="1474021814" calcext:value-type="float">
            <text:p>1474021814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28 q: <text:s text:c="2"/>50.000,0000 f: 28/02/16 v: 28/02/18 l: 1630485 q: <text:s text:c="2"/>50.000,0000 f: 31/03/16 v: 3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222" calcext:value-type="float">
            <text:p>73222</text:p>
          </table:table-cell>
          <table:table-cell office:value-type="string" calcext:value-type="string">
            <text:p>Quantidade muito alta em comparação com as entradas do mesmo grup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86681" calcext:value-type="float">
            <text:p>386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4 00:00:00</text:p>
          </table:table-cell>
          <table:table-cell office:value-type="float" office:value="1456272000" calcext:value-type="float">
            <text:p>1456272000</text:p>
          </table:table-cell>
          <table:table-cell office:value-type="string" calcext:value-type="string">
            <text:p>18171.36</text:p>
          </table:table-cell>
          <table:table-cell office:value-type="string" calcext:value-type="string">
            <text:p>glaxosmithkline brasil ltda</text:p>
          </table:table-cell>
          <table:table-cell office:value-type="float" office:value="33247743003569" calcext:value-type="float">
            <text:p>33247743003569</text:p>
          </table:table-cell>
          <table:table-cell office:value-type="string" calcext:value-type="string">
            <text:p>curicica</text:p>
          </table:table-cell>
          <table:table-cell office:value-type="string" calcext:value-type="string">
            <text:p>rio de janeiro</text:p>
          </table:table-cell>
          <table:table-cell office:value-type="float" office:value="22780083" calcext:value-type="float">
            <text:p>22780083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volibris 5 mg x 30 tablet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576.71</text:p>
          </table:table-cell>
          <table:table-cell office:value-type="string" calcext:value-type="string">
            <text:p>37841.04</text:p>
          </table:table-cell>
          <table:table-cell office:value-type="float" office:value="46601" calcext:value-type="float">
            <text:p>46601</text:p>
          </table:table-cell>
          <table:table-cell office:value-type="string" calcext:value-type="string">
            <text:p>Valor é quase o dobro das outras entrada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30771" calcext:value-type="float">
            <text:p>1630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3 16:52:32</text:p>
          </table:table-cell>
          <table:table-cell office:value-type="float" office:value="1481647952" calcext:value-type="float">
            <text:p>1481647952</text:p>
          </table:table-cell>
          <table:table-cell office:value-type="string" calcext:value-type="string">
            <text:p>86111.8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cabergolina 0,5mg com. 1fr. x 8 (bahia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33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86111.8</text:p>
          </table:table-cell>
          <table:table-cell office:value-type="float" office:value="74134" calcext:value-type="float">
            <text:p>74134</text:p>
          </table:table-cell>
          <table:table-cell office:value-type="string" calcext:value-type="string">
            <text:p>Quantidade maior que a quantidade esperad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6-06-22 13:23:32</text:p>
          </table:table-cell>
          <table:table-cell office:value-type="float" office:value="1466601812" calcext:value-type="float">
            <text:p>1466601812</text:p>
          </table:table-cell>
          <table:table-cell office:value-type="string" calcext:value-type="string">
            <text:p>20664.87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40mg c/10 s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91.34</text:p>
          </table:table-cell>
          <table:table-cell office:value-type="string" calcext:value-type="string">
            <text:p>3548.04</text:p>
          </table:table-cell>
          <table:table-cell office:value-type="float" office:value="56479" calcext:value-type="float">
            <text:p>56479</text:p>
          </table:table-cell>
          <table:table-cell office:value-type="string" calcext:value-type="string">
            <text:p>Preço muito alto comparado aos demai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058" calcext:value-type="float">
            <text:p>62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9 12:44:44</text:p>
          </table:table-cell>
          <table:table-cell office:value-type="float" office:value="1472474684" calcext:value-type="float">
            <text:p>1472474684</text:p>
          </table:table-cell>
          <table:table-cell office:value-type="string" calcext:value-type="string">
            <text:p>2156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485 q: <text:s text:c="2"/>50.000,0000 f: 31/03/16 v: 31/03/18 l: 1630328 q: <text:s text:c="2"/>50.000,0000 f: 28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375" calcext:value-type="float">
            <text:p>73375</text:p>
          </table:table-cell>
          <table:table-cell office:value-type="string" calcext:value-type="string">
            <text:p>Quantidade muito alta em comparação com as entradas do mesmo grup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1268" calcext:value-type="float">
            <text:p>111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5 14:46:00</text:p>
          </table:table-cell>
          <table:table-cell office:value-type="float" office:value="1480949160" calcext:value-type="float">
            <text:p>1480949160</text:p>
          </table:table-cell>
          <table:table-cell office:value-type="string" calcext:value-type="string">
            <text:p>8723.0</text:p>
          </table:table-cell>
          <table:table-cell office:value-type="string" calcext:value-type="string">
            <text:p>industria farmaceutica rioquimica ltda</text:p>
          </table:table-cell>
          <table:table-cell office:value-type="float" office:value="55643555000305" calcext:value-type="float">
            <text:p>55643555000305</text:p>
          </table:table-cell>
          <table:table-cell office:value-type="string" calcext:value-type="string">
            <text:p>vila maceno</text:p>
          </table:table-cell>
          <table:table-cell office:value-type="string" calcext:value-type="string">
            <text:p>s.j. rio preto</text:p>
          </table:table-cell>
          <table:table-cell office:value-type="float" office:value="15060035" calcext:value-type="float">
            <text:p>15060035</text:p>
          </table:table-cell>
          <table:table-cell office:value-type="string" calcext:value-type="string">
            <text:p>-20.7721899</text:p>
          </table:table-cell>
          <table:table-cell office:value-type="string" calcext:value-type="string">
            <text:p>-49.3607544</text:p>
          </table:table-cell>
          <table:table-cell office:value-type="string" calcext:value-type="string">
            <text:p>riogel ant. 740g refil/ cartucho cx c/ 06 uni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71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4790.94</text:p>
          </table:table-cell>
          <table:table-cell office:value-type="float" office:value="76451" calcext:value-type="float">
            <text:p>76451</text:p>
          </table:table-cell>
          <table:table-cell office:value-type="string" calcext:value-type="string">
            <text:p>Quantidade alta comparada com as demai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1268" calcext:value-type="float">
            <text:p>111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05 14:46:00</text:p>
          </table:table-cell>
          <table:table-cell office:value-type="float" office:value="1480949160" calcext:value-type="float">
            <text:p>1480949160</text:p>
          </table:table-cell>
          <table:table-cell office:value-type="string" calcext:value-type="string">
            <text:p>8723.0</text:p>
          </table:table-cell>
          <table:table-cell office:value-type="string" calcext:value-type="string">
            <text:p>industria farmaceutica rioquimica ltda</text:p>
          </table:table-cell>
          <table:table-cell office:value-type="float" office:value="55643555000305" calcext:value-type="float">
            <text:p>55643555000305</text:p>
          </table:table-cell>
          <table:table-cell office:value-type="string" calcext:value-type="string">
            <text:p>vila maceno</text:p>
          </table:table-cell>
          <table:table-cell office:value-type="string" calcext:value-type="string">
            <text:p>s.j. rio preto</text:p>
          </table:table-cell>
          <table:table-cell office:value-type="float" office:value="15060035" calcext:value-type="float">
            <text:p>15060035</text:p>
          </table:table-cell>
          <table:table-cell office:value-type="string" calcext:value-type="string">
            <text:p>-20.7721899</text:p>
          </table:table-cell>
          <table:table-cell office:value-type="string" calcext:value-type="string">
            <text:p>-49.3607544</text:p>
          </table:table-cell>
          <table:table-cell office:value-type="string" calcext:value-type="string">
            <text:p>riogel ant. 740g refil/ cartucho cx c/ 06 uni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58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3905.22</text:p>
          </table:table-cell>
          <table:table-cell office:value-type="float" office:value="76452" calcext:value-type="float">
            <text:p>76452</text:p>
          </table:table-cell>
          <table:table-cell office:value-type="string" calcext:value-type="string">
            <text:p>Quantidade alta comparada com as demai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2-23 09:34:26</text:p>
          </table:table-cell>
          <table:table-cell office:value-type="float" office:value="1456220066" calcext:value-type="float">
            <text:p>1456220066</text:p>
          </table:table-cell>
          <table:table-cell office:value-type="string" calcext:value-type="string">
            <text:p>7305.32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40mg c/10 s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3115.86</text:p>
          </table:table-cell>
          <table:table-cell office:value-type="float" office:value="56236" calcext:value-type="float">
            <text:p>56236</text:p>
          </table:table-cell>
          <table:table-cell office:value-type="string" calcext:value-type="string">
            <text:p>Preço muito alto comparado aos demai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captopril 2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000.0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Valor muit0o baixo comparado com os demais (1 capsula x 30 caps)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899" calcext:value-type="float">
            <text:p>57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29 18:18:21</text:p>
          </table:table-cell>
          <table:table-cell office:value-type="float" office:value="1467224301" calcext:value-type="float">
            <text:p>1467224301</text:p>
          </table:table-cell>
          <table:table-cell office:value-type="string" calcext:value-type="string">
            <text:p>2217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03 q: <text:s text:c="2"/>50.800,0000 f: 01/02/16 v: 28/02/18 l: 1630306 q: <text:s text:c="2"/>25.000,0000 f: 01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152" calcext:value-type="float">
            <text:p>73152</text:p>
          </table:table-cell>
          <table:table-cell office:value-type="string" calcext:value-type="string">
            <text:p>Quantidade muito alta em comparação com as entradas do mesmo grup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9631" calcext:value-type="float">
            <text:p>596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6 09:03:40</text:p>
          </table:table-cell>
          <table:table-cell office:value-type="float" office:value="1469523820" calcext:value-type="float">
            <text:p>1469523820</text:p>
          </table:table-cell>
          <table:table-cell office:value-type="string" calcext:value-type="string">
            <text:p>2156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485 q: <text:s text:c="2"/>50.000,0000 f: 31/03/16 v: 31/03/18 l: 1630328 q: <text:s text:c="2"/>50.000,0000 f: 28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281" calcext:value-type="float">
            <text:p>73281</text:p>
          </table:table-cell>
          <table:table-cell office:value-type="string" calcext:value-type="string">
            <text:p>Quantidade muito alta em comparação com as entradas do mesmo grup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glibenclamida 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600.0</text:p>
          </table:table-cell>
          <table:table-cell office:value-type="float" office:value="65218" calcext:value-type="float">
            <text:p>6521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hidrocloratiazida 2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00.0</text:p>
          </table:table-cell>
          <table:table-cell office:value-type="float" office:value="65219" calcext:value-type="float">
            <text:p>65219</text:p>
          </table:table-cell>
          <table:table-cell table:number-columns-repeated="2"/>
        </table:table-row>
        <table:table-row table:style-name="ro1">
          <table:table-cell office:value-type="float" office:value="708118" calcext:value-type="float">
            <text:p>708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7 10:07:25</text:p>
          </table:table-cell>
          <table:table-cell office:value-type="float" office:value="1481969245" calcext:value-type="float">
            <text:p>1481969245</text:p>
          </table:table-cell>
          <table:table-cell office:value-type="string" calcext:value-type="string">
            <text:p>794.9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80153480164 lote 15i23h val 08-2018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a</text:p>
          </table:table-cell>
          <table:table-cell table:number-columns-repeated="2" office:value-type="string" calcext:value-type="string">
            <text:p>179.48</text:p>
          </table:table-cell>
          <table:table-cell office:value-type="float" office:value="63812" calcext:value-type="float">
            <text:p>63812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10-05 06:39:39</text:p>
          </table:table-cell>
          <table:table-cell office:value-type="float" office:value="1475649579" calcext:value-type="float">
            <text:p>1475649579</text:p>
          </table:table-cell>
          <table:table-cell office:value-type="string" calcext:value-type="string">
            <text:p>778.0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sonrisal c/2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.64</text:p>
          </table:table-cell>
          <table:table-cell office:value-type="float" office:value="56390" calcext:value-type="float">
            <text:p>5639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17 16:22:00</text:p>
          </table:table-cell>
          <table:table-cell office:value-type="float" office:value="1458231720" calcext:value-type="float">
            <text:p>1458231720</text:p>
          </table:table-cell>
          <table:table-cell office:value-type="string" calcext:value-type="string">
            <text:p>6263.8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520.0</text:p>
          </table:table-cell>
          <table:table-cell office:value-type="float" office:value="50887" calcext:value-type="float">
            <text:p>50887</text:p>
          </table:table-cell>
          <table:table-cell table:number-columns-repeated="2"/>
        </table:table-row>
        <table:table-row table:style-name="ro1">
          <table:table-cell office:value-type="float" office:value="410406" calcext:value-type="float">
            <text:p>410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08 06:59:16</text:p>
          </table:table-cell>
          <table:table-cell office:value-type="float" office:value="1465369156" calcext:value-type="float">
            <text:p>1465369156</text:p>
          </table:table-cell>
          <table:table-cell office:value-type="string" calcext:value-type="string">
            <text:p>592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5920.0</text:p>
          </table:table-cell>
          <table:table-cell office:value-type="float" office:value="63819" calcext:value-type="float">
            <text:p>63819</text:p>
          </table:table-cell>
          <table:table-cell table:number-columns-repeated="2"/>
        </table:table-row>
        <table:table-row table:style-name="ro1">
          <table:table-cell office:value-type="float" office:value="455532" calcext:value-type="float">
            <text:p>455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02 22:53:35</text:p>
          </table:table-cell>
          <table:table-cell office:value-type="float" office:value="1470178415" calcext:value-type="float">
            <text:p>1470178415</text:p>
          </table:table-cell>
          <table:table-cell office:value-type="string" calcext:value-type="string">
            <text:p>592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5920.0</text:p>
          </table:table-cell>
          <table:table-cell office:value-type="float" office:value="63824" calcext:value-type="float">
            <text:p>63824</text:p>
          </table:table-cell>
          <table:table-cell table:number-columns-repeated="2"/>
        </table:table-row>
        <table:table-row table:style-name="ro1">
          <table:table-cell office:value-type="float" office:value="57569" calcext:value-type="float">
            <text:p>57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4 16:56:34</text:p>
          </table:table-cell>
          <table:table-cell office:value-type="float" office:value="1466787394" calcext:value-type="float">
            <text:p>1466787394</text:p>
          </table:table-cell>
          <table:table-cell office:value-type="string" calcext:value-type="string">
            <text:p>21619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arbonato de litio 300mg (item generico) l: 0174/16 q: <text:s/>166.300,0000 f: 01/03/16 v: 28/02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663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1619.0</text:p>
          </table:table-cell>
          <table:table-cell office:value-type="float" office:value="73298" calcext:value-type="float">
            <text:p>73298</text:p>
          </table:table-cell>
          <table:table-cell table:number-columns-repeated="2"/>
        </table:table-row>
        <table:table-row table:style-name="ro1">
          <table:table-cell office:value-type="float" office:value="482216" calcext:value-type="float">
            <text:p>482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5 04:22:51</text:p>
          </table:table-cell>
          <table:table-cell office:value-type="float" office:value="1472098971" calcext:value-type="float">
            <text:p>1472098971</text:p>
          </table:table-cell>
          <table:table-cell office:value-type="string" calcext:value-type="string">
            <text:p>740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7400.0</text:p>
          </table:table-cell>
          <table:table-cell office:value-type="float" office:value="63833" calcext:value-type="float">
            <text:p>63833</text:p>
          </table:table-cell>
          <table:table-cell table:number-columns-repeated="2"/>
        </table:table-row>
        <table:table-row table:style-name="ro1">
          <table:table-cell office:value-type="float" office:value="571162" calcext:value-type="float">
            <text:p>571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7 23:43:01</text:p>
          </table:table-cell>
          <table:table-cell office:value-type="float" office:value="1479426181" calcext:value-type="float">
            <text:p>1479426181</text:p>
          </table:table-cell>
          <table:table-cell office:value-type="string" calcext:value-type="string">
            <text:p>740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7400.0</text:p>
          </table:table-cell>
          <table:table-cell office:value-type="float" office:value="63839" calcext:value-type="float">
            <text:p>63839</text:p>
          </table:table-cell>
          <table:table-cell table:number-columns-repeated="2"/>
        </table:table-row>
        <table:table-row table:style-name="ro1">
          <table:table-cell office:value-type="float" office:value="54233" calcext:value-type="float">
            <text:p>54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0 14:21:46</text:p>
          </table:table-cell>
          <table:table-cell office:value-type="float" office:value="1462890106" calcext:value-type="float">
            <text:p>1462890106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diosmina 450mg, hesperidina 50mg <text:s/>l: b15k2016 q: <text:s text:c="2"/>49.700,0000 f: 01/10/15 v: 31/10/18 l: b15k0780 q: <text:s/>150.300,0000 f: 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50000.0</text:p>
          </table:table-cell>
          <table:table-cell office:value-type="float" office:value="62178" calcext:value-type="float">
            <text:p>62178</text:p>
          </table:table-cell>
          <table:table-cell table:number-columns-repeated="2"/>
        </table:table-row>
        <table:table-row table:style-name="ro1">
          <table:table-cell office:value-type="float" office:value="1638001" calcext:value-type="float">
            <text:p>1638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3 11:21:03</text:p>
          </table:table-cell>
          <table:table-cell office:value-type="float" office:value="1482492063" calcext:value-type="float">
            <text:p>1482492063</text:p>
          </table:table-cell>
          <table:table-cell office:value-type="string" calcext:value-type="string">
            <text:p>126990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6.99</text:p>
          </table:table-cell>
          <table:table-cell office:value-type="string" calcext:value-type="string">
            <text:p>126990.0</text:p>
          </table:table-cell>
          <table:table-cell office:value-type="float" office:value="74098" calcext:value-type="float">
            <text:p>74098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1:06:06</text:p>
          </table:table-cell>
          <table:table-cell office:value-type="float" office:value="1460027166" calcext:value-type="float">
            <text:p>1460027166</text:p>
          </table:table-cell>
          <table:table-cell office:value-type="string" calcext:value-type="string">
            <text:p>9788.15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40mg c/10 s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25.63</text:p>
          </table:table-cell>
          <table:table-cell office:value-type="string" calcext:value-type="string">
            <text:p>3153.78</text:p>
          </table:table-cell>
          <table:table-cell office:value-type="float" office:value="56313" calcext:value-type="float">
            <text:p>563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9-26T22:05:26.823000000</dc:date>
    <meta:editing-duration>PT1H37M15S</meta:editing-duration>
    <meta:editing-cycles>2</meta:editing-cycles>
    <meta:document-statistic meta:table-count="1" meta:cell-count="546" meta:object-count="0"/>
  </office:meta>
</office:document-meta>
</file>